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6T14:02:50.963465698</dc:date>
    <meta:editing-duration>PT2M42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0627905195293133">
                <text:p>0.0627905195293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0627905195293133">
                <text:p>0.0627905195293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0627905195293143">
                <text:p>-0.0627905195293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248689887164853">
                <text:p>-0.2486898871648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72896862742141">
                <text:p>-0.72896862742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0627905195293119">
                <text:p>-0.0627905195293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770513242775788">
                <text:p>0.7705132427757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535826794978998">
                <text:p>0.535826794978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36812455268468">
                <text:p>0.368124552684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7.34788079488412E-016">
                <text:p>7.34788079488412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